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7dd" officeooo:paragraph-rsid="000647dd"/>
    </style:style>
    <style:style style:name="P2" style:family="paragraph" style:parent-style-name="Preformatted_20_Text">
      <style:text-properties fo:color="#000000" officeooo:rsid="000647dd" officeooo:paragraph-rsid="000647dd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4" style:family="paragraph" style:parent-style-name="Preformatted_20_Text">
      <style:text-properties fo:color="#000000"/>
    </style:style>
    <style:style style:name="T1" style:family="text">
      <style:text-properties officeooo:rsid="000a6fb7"/>
    </style:style>
    <style:style style:name="T2" style:family="text">
      <style:text-properties style:font-name="Source Code Pro" fo:font-size="11.3000001907349pt"/>
    </style:style>
    <style:style style:name="T3" style:family="text">
      <style:text-properties style:font-name-asian="AR PL UKai HK" style:font-size-asian="11.3000001907349pt"/>
    </style:style>
    <style:style style:name="T4" style:family="text">
      <style:text-properties fo:color="#000080" style:font-name="Source Code Pro" fo:font-size="11.3000001907349pt" fo:font-weight="bold"/>
    </style:style>
    <style:style style:name="T5" style:family="text">
      <style:text-properties fo:color="#008000" style:font-name="Source Code Pro" fo:font-size="11.3000001907349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274343580"/>Scrapy 通过选择器来提取html中的数据<text:bookmark-end text:name="__DdeLink__1_1274343580"/></text:p>
      <text:p text:style-name="P1"/>
      <text:p text:style-name="P1">scrapy <text:span text:style-name="T1">crawl spider-name -o items.json</text:span></text:p>
      <text:p text:style-name="P1">该命令将采用 JSON 格式对爬取的数据进行序列化，生成 items.json 文件</text:p>
      <text:p text:style-name="P1"/>
      <text:p text:style-name="P2"><text:span text:style-name="T2">Scrapy</text:span><text:span text:style-name="T3">为</text:span><text:span text:style-name="T2">Spider</text:span><text:span text:style-name="T3">的</text:span><text:span text:style-name="T2">start_urls</text:span><text:span text:style-name="T3">属性中的每个</text:span><text:span text:style-name="T2">URL</text:span><text:span text:style-name="T3">创建了</text:span><text:span text:style-name="T2">scrapy.Request</text:span><text:span text:style-name="T3">象</text:span></text:p>
      <text:p text:style-name="P4"><text:span text:style-name="T3">并将 </text:span><text:span text:style-name="T2">parse </text:span><text:span text:style-name="T3">方法作为回调函数</text:span><text:span text:style-name="T2">(callback)</text:span><text:span text:style-name="T3">赋值给了</text:span><text:span text:style-name="T2">Request</text:span></text:p>
      <text:p text:style-name="P3"><text:span text:style-name="T2">Request</text:span><text:span text:style-name="T3">对象经过调度，执行生成 </text:span><text:span text:style-name="T2">scrapy.http.Response </text:span><text:span text:style-name="T3">对象并送回给</text:span><text:span text:style-name="T2">spider parse() </text:span><text:span text:style-name="T3">方法</text:span></text:p>
      <text:p text:style-name="P2"><text:span text:style-name="T2">Scrapy </text:span><text:span text:style-name="T3">通过选择器来提取</text:span><text:span text:style-name="T2">html</text:span><text:span text:style-name="T3">中的数据</text:span></text:p>
      <text:p text:style-name="P4"><text:span text:style-name="T2">/html/head/title: </text:span><text:span text:style-name="T3">选择</text:span><text:span text:style-name="T2">HTML</text:span><text:span text:style-name="T3">文档中 </text:span><text:span text:style-name="T2">&lt;head&gt; </text:span><text:span text:style-name="T3">标签内的 </text:span><text:span text:style-name="T2">&lt;title&gt; </text:span><text:span text:style-name="T3">元素</text:span></text:p>
      <text:p text:style-name="P4"><text:span text:style-name="T2">/html/head/title/text(): </text:span><text:span text:style-name="T3">选择上面提到的 </text:span><text:span text:style-name="T2">&lt;title&gt; </text:span><text:span text:style-name="T3">元素的文字</text:span></text:p>
      <text:p text:style-name="P4"><text:span text:style-name="T2">//td: </text:span><text:span text:style-name="T3">选择所有的 </text:span><text:span text:style-name="T2">&lt;td&gt; </text:span><text:span text:style-name="T3">元素</text:span></text:p>
      <text:p text:style-name="P3"><text:span text:style-name="T2">//div[@</text:span><text:span text:style-name="T4">class</text:span><text:span text:style-name="T2">=</text:span><text:span text:style-name="T5">"mine"</text:span><text:span text:style-name="T2">]: </text:span><text:span text:style-name="T3">选择所有具有 </text:span><text:span text:style-name="T4">class</text:span><text:span text:style-name="T2">=</text:span><text:span text:style-name="T5">"mine" </text:span><text:span text:style-name="T3">属性的 </text:span><text:span text:style-name="T2">div </text:span><text:span text:style-name="T3">元素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0:31:54.368664559</meta:creation-date>
    <dc:date>2016-11-20T10:48:32.120153344</dc:date>
    <meta:editing-duration>PT6M25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68" meta:character-count="445" meta:non-whitespace-character-count="413"/>
  </office:meta>
</office:document-meta>
</file>